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9-11" calcext:value-type="date">
            <text:p>11/09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1-07" calcext:value-type="date">
            <text:p>07/11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Mens. 10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1-07" calcext:value-type="date">
            <text:p>07/11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Mens. 1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2-19" calcext:value-type="date">
            <text:p>19/12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Mens. 1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6-01-23" calcext:value-type="date">
            <text:p>23/01/2026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7])" office:value-type="float" office:value="0" calcext:value-type="float">
            <text:p>-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9">00/00/0000</text:date></text:span><text:span text:style-name="MT2"><text:s/>- </text:span><text:span text:style-name="MT2"><text:time style:data-style-name="N2" text:time-value="16:16:58.431168600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6:16:58.440319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59:29</meta:creation-date>
    <dc:date>2026-01-29T16:17:38.419485600</dc:date>
    <dc:language>pt-PT</dc:language>
    <meta:editing-cycles>605</meta:editing-cycles>
    <meta:editing-duration>P3DT2H56M36S</meta:editing-duration>
    <meta:print-date>2019-10-03T14:53:22.911000000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